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dbdb" officeooo:paragraph-rsid="001adbdb"/>
    </style:style>
    <style:style style:name="P2" style:family="paragraph" style:parent-style-name="Standard">
      <style:text-properties officeooo:rsid="001adbdb" officeooo:paragraph-rsid="00234ec7"/>
    </style:style>
    <style:style style:name="P3" style:family="paragraph" style:parent-style-name="Standard">
      <style:text-properties officeooo:rsid="001adbdb" officeooo:paragraph-rsid="002e3f1f"/>
    </style:style>
    <style:style style:name="P4" style:family="paragraph" style:parent-style-name="Standard">
      <style:text-properties officeooo:rsid="001adbdb" officeooo:paragraph-rsid="0031ff2d"/>
    </style:style>
    <style:style style:name="P5" style:family="paragraph" style:parent-style-name="Standard">
      <style:text-properties officeooo:rsid="001adbdb" officeooo:paragraph-rsid="0037d309"/>
    </style:style>
    <style:style style:name="P6" style:family="paragraph" style:parent-style-name="Standard">
      <style:text-properties officeooo:paragraph-rsid="0041b6a3"/>
    </style:style>
    <style:style style:name="P7" style:family="paragraph" style:parent-style-name="Standard">
      <style:text-properties fo:font-size="10pt" officeooo:rsid="001adbdb" officeooo:paragraph-rsid="001adbdb" style:font-size-asian="10pt" style:font-size-complex="10pt"/>
    </style:style>
    <style:style style:name="P8" style:family="paragraph" style:parent-style-name="Standard">
      <style:paragraph-properties fo:text-align="center" style:justify-single-word="false"/>
      <style:text-properties style:font-name="Liberation Serif" fo:font-size="10pt" style:font-size-asian="10pt" style:font-size-complex="10pt"/>
    </style:style>
    <style:style style:name="P9" style:family="paragraph" style:parent-style-name="Standard">
      <style:paragraph-properties fo:text-align="center" style:justify-single-word="false"/>
      <style:text-properties style:font-name="Liberation Serif" fo:font-size="10pt" officeooo:paragraph-rsid="0048edea" style:font-size-asian="10pt" style:font-size-complex="10pt"/>
    </style:style>
    <style:style style:name="P10" style:family="paragraph" style:parent-style-name="Text_20_body">
      <style:text-properties fo:font-size="10pt" style:font-size-asian="10pt" style:font-size-complex="10pt"/>
    </style:style>
    <style:style style:name="P11" style:family="paragraph" style:parent-style-name="Text_20_body">
      <style:paragraph-properties fo:line-height="100%" fo:text-align="center" style:justify-single-word="false"/>
      <style:text-properties style:font-name="Liberation Serif" fo:font-size="10pt" officeooo:rsid="0048edea" officeooo:paragraph-rsid="0048edea" style:font-size-asian="10pt" style:font-size-complex="10pt"/>
    </style:style>
    <style:style style:name="P12" style:family="paragraph" style:parent-style-name="Text_20_body" style:master-page-name="">
      <style:paragraph-properties fo:margin-left="0in" fo:margin-right="0in" fo:text-indent="0in" style:auto-text-indent="false" style:page-number="auto">
        <style:tab-stops>
          <style:tab-stop style:position="0.05in"/>
        </style:tab-stops>
      </style:paragraph-properties>
      <style:text-properties officeooo:rsid="001adbdb" officeooo:paragraph-rsid="001adbdb"/>
    </style:style>
    <style:style style:name="P13" style:family="paragraph" style:parent-style-name="Heading_20_1">
      <style:paragraph-properties fo:text-align="center" style:justify-single-word="false"/>
      <style:text-properties fo:font-size="16pt" fo:font-weight="normal" officeooo:paragraph-rsid="0048edea" style:font-size-asian="16pt" style:font-weight-asian="normal" style:font-size-complex="16pt" style:font-weight-complex="normal"/>
    </style:style>
    <style:style style:name="T1" style:family="text">
      <style:text-properties officeooo:rsid="0023414a"/>
    </style:style>
    <style:style style:name="T2" style:family="text">
      <style:text-properties officeooo:rsid="00243e3f"/>
    </style:style>
    <style:style style:name="T3" style:family="text">
      <style:text-properties officeooo:rsid="0024c0a7"/>
    </style:style>
    <style:style style:name="T4" style:family="text">
      <style:text-properties officeooo:rsid="002b9b61"/>
    </style:style>
    <style:style style:name="T5" style:family="text">
      <style:text-properties officeooo:rsid="002d520c"/>
    </style:style>
    <style:style style:name="T6" style:family="text">
      <style:text-properties officeooo:rsid="002e3f1f"/>
    </style:style>
    <style:style style:name="T7" style:family="text">
      <style:text-properties officeooo:rsid="002e6f52"/>
    </style:style>
    <style:style style:name="T8" style:family="text">
      <style:text-properties officeooo:rsid="0031ff2d"/>
    </style:style>
    <style:style style:name="T9" style:family="text">
      <style:text-properties officeooo:rsid="00326f94"/>
    </style:style>
    <style:style style:name="T10" style:family="text">
      <style:text-properties officeooo:rsid="0038c465"/>
    </style:style>
    <style:style style:name="T11" style:family="text">
      <style:text-properties officeooo:rsid="003b2df8"/>
    </style:style>
    <style:style style:name="T12" style:family="text">
      <style:text-properties officeooo:rsid="003bd78f"/>
    </style:style>
    <style:style style:name="T13" style:family="text">
      <style:text-properties officeooo:rsid="003f0762"/>
    </style:style>
    <style:style style:name="T14" style:family="text">
      <style:text-properties officeooo:rsid="003f6e46"/>
    </style:style>
    <style:style style:name="T15" style:family="text">
      <style:text-properties officeooo:rsid="00402c79"/>
    </style:style>
    <style:style style:name="T16" style:family="text">
      <style:text-properties officeooo:rsid="00462d83"/>
    </style:style>
    <style:style style:name="T17" style:family="text">
      <style:text-properties officeooo:rsid="00470caa"/>
    </style:style>
    <style:style style:name="T18" style:family="text">
      <style:text-properties officeooo:rsid="004beeab"/>
    </style:style>
    <style:style style:name="T19" style:family="text">
      <style:text-properties fo:font-size="10pt" style:font-size-asian="10pt" style:font-size-complex="10pt"/>
    </style:style>
    <style:style style:name="T2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 text:c="6"/><text:span text:style-name="T19">Many changes are occurring in the world as a result of advancements in digital technology. Emerging systems using innovations in digital computing, has allowed people to take hold of ideas that previously escaped them. As these new ideas are captured, more advanced challenges arise. Evidence of these challenges are seen in our financial system; digital technology has been used in financial institutions for decades. Now through further advancements, it’s no surprise that financial systems are being affected to a degree that’s staggering. Most of these affects are related to the use of decentralized architectures to implement financial solutions.</text:span></text:p>
      <text:p text:style-name="P10"><text:s text:c="6"/>Implementing decentralized business processes wasn’t feasible in the past. This was due to the fact that systems needed to support such business activities weren’t available. Today the situation has changed. Decentralized solutions are being developed on a regular basis. The possibilities of these systems open doors to more effective business models. One innovation is the idea of decentralized trading routes. Centralized trade routes use third-party agencies to manage the flow of goods and service. Decentralized trade routes are able to operate without third-party oversight. The Internet supports decentralized digital trade routes for goods and services. Only until recently have we seen systems able to efficiently manage activities resulting from decentralized trade routes.</text:p>
      <text:p text:style-name="P10"><text:s text:c="6"/>A trade route is a logistical network that manage the transporting of goods and services. There are several popular networks implemented on the Internet for this purpose, but most aren’t decentralized trade routes. It’s necessary for Internet trade route logistics to take a decentralized approach to delivering goods and services. This is because of the global reach the Internet provides. Any other approach would limit the potential of a decentralized business model, and isolate certain communities from opportunities offered by global trading. Isolation of communities in financially deprived regions of the world, is a big problem we face today. Decentralized architectures provide ways to handle these problems. Decentralized architectures decouples participants in the trade process. Participants have no way of truly identifying who’s doing business with them. There’s no centralized financial services contributing political complexities, that causes certain regions to be excluded. As a result establishing trust must be built into systems that support decentralized trading.</text:p>
      <text:p text:style-name="P10"><text:s text:c="6"/>Bitcoin is a crypto-currency that operates primarily over the Internet. It is able to establish trust in decentralized environments, and has been employed successfully in the financial domain. Trust is establishes through Bitcoin’s proof-of-work algorithm and hashing methods. Verification of ownership is established through digital signatures, and standard encryption operations. The algorithms are based on encryption techniques used in public-key cryptography.</text:p>
      <text:p text:style-name="P10"><text:s text:c="6"/>Although the success of crypto-currencies is relatively new, there’s nothing new about the encryption standards used to implement the security behind their industry changing features. Scripting languages and other features used in crypto-currencies, use technology that’s been employed for years in many industries like Defense, Financial, and Medical. Security concerns involving crypto-currencies are relatively few because of their reliance on already well established standards. Bitcoin’s distributed ledger techniques are based on these data-encryption standards</text:p>
      <text:p text:style-name="P10"><text:s text:c="6"/>A distributed ledger is used in Bitcoin that’s accessible to everyone using the network. This means everyone has record of what happens on the network in real-time. Every user has the same access rights to all features of the Bitcoin network. No user on the Bitcoin network is known physically; users are identified through keys (256-bit number) that are made public for the purpose of initiating transactions. Any user can have multiple keys in circulation, but every transaction those keys are used for, is visible via the ledger. The Bitcoin ledger is called the blockchain. Value is stored on the blockchain as bitcoin currency. Only users that possess the private-key (randomly generated 256-bit number) associated with value stored on blockchain, can produce required data needed to move that value to another entity. This can be extended to multiple <text:soft-page-break/>users; in some cases you might want to have more than one user with access to the same bitcoins. In this case it takes several users to produce the needed data to move those bitcoins. This is similar to activities related to import/export of goods and services, but doesn’t require a third-party. </text:p>
      <text:p text:style-name="P10"><text:s text:c="6"/>Transactions involving multiple users are possible through exploiting standard data-encryption technology, through basic scripting languages implemented in crypto-currencies. This feature that allows cryto-currencies to be programmed, makes the currency programmable, or recognized as programmable money. Programmability also implies that Bitcoin and other currencies like it, can be specialized for use in economic situations that require innovative currency solutions. The term Cognitive Currency might be applied to a currency that adapts to changes in the economic environment. A currency dynamically reacting to economic data, would make it to some degree self-stabilizing. Only crypto-currencies like Bitcoin have this potential.</text:p>
      <text:p text:style-name="P10"><text:s text:c="6"/>Because of the need to manage trust in decentralized business models, it’s not possible to use traditional payment services. In global decentralized environments, Visa and Master Card for example, aren’t able to meet the challenges related to merchant’s need to service communities cut-off from the developed world. This would include merchants in some third-world countries, and merchants in modern societies that suffer from discrimination. Currently the old traditional methods, isolate billions of valuable people, and waste enormous amounts of potential. Decentralized payment networks like Bitcoin, are able to reach into the most remote and financially deprived regions of the world. Bitcoin is enabling these communities to participate and prosper from global trad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text-properties fo:font-size="16pt" fo:font-weight="normal" officeooo:paragraph-rsid="0048edea" style:font-size-asian="16pt" style:font-weight-asian="normal" style:font-size-complex="16pt" style:font-weight-complex="normal"/>
    </style:style>
    <style:style style:name="MP2" style:family="paragraph" style:parent-style-name="Standard">
      <style:paragraph-properties fo:text-align="center" style:justify-single-word="false"/>
      <style:text-properties style:font-name="Liberation Serif" fo:font-size="10pt" officeooo:paragraph-rsid="0048edea" style:font-size-asian="10pt" style:font-size-complex="10pt"/>
    </style:style>
    <style:style style:name="MP3" style:family="paragraph" style:parent-style-name="Standard">
      <style:paragraph-properties fo:text-align="center" style:justify-single-word="false"/>
      <style:text-properties style:font-name="Liberation Serif" fo:font-size="10pt" style:font-size-asian="10pt" style:font-size-complex="10pt"/>
    </style:style>
    <style:style style:name="MP4" style:family="paragraph" style:parent-style-name="Text_20_body">
      <style:paragraph-properties fo:line-height="100%" fo:text-align="center" style:justify-single-word="false"/>
      <style:text-properties style:font-name="Liberation Serif" fo:font-size="10pt" officeooo:rsid="0048edea" officeooo:paragraph-rsid="0048edea" style:font-size-asian="10pt" style:font-size-complex="10pt"/>
    </style:style>
    <style:style style:name="MT1" style:family="text">
      <style:text-properties fo:font-weight="bold" style:font-weight-asian="bold" style:font-weight-complex="bold"/>
    </style:style>
    <style:style style:name="MT2" style:family="text">
      <style:text-properties officeooo:rsid="004beea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h text:style-name="MP1" text:outline-level="1"><text:span text:style-name="MT1">Bitcoin and Global Trade</text:span></text:h>
        <text:p text:style-name="MP2"><text:span text:style-name="MT2">by </text:span>Jim Smith, </text:p>
        <text:p text:style-name="MP3"><text:s/>Software Developer </text:p>
        <text:p text:style-name="MP3"/>
        <text:p text:style-name="MP4">October 19, 2016</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20:55:09.777783979</meta:creation-date>
    <dc:date>2016-10-19T23:35:58.291107827</dc:date>
    <meta:editing-duration>P1DT2H39M31S</meta:editing-duration>
    <meta:editing-cycles>55</meta:editing-cycles>
    <meta:generator>LibreOffice/4.2.8.2$Linux_X86_64 LibreOffice_project/420m0$Build-2</meta:generator>
    <meta:document-statistic meta:table-count="0" meta:image-count="0" meta:object-count="0" meta:page-count="2" meta:paragraph-count="12" meta:word-count="912" meta:character-count="6339" meta:non-whitespace-character-count="5386"/>
  </office:meta>
</office:document-meta>
</file>